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4.195cm" fo:min-width="3.31cm"/>
      <style:paragraph-properties style:writing-mode="lr-tb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0.648cm" fo:min-width="1.296cm"/>
      <style:paragraph-properties style:writing-mode="lr-tb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0.742cm" fo:min-width="1.4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dde8cb"/>
      <style:paragraph-properties fo:text-align="center"/>
    </style:style>
    <style:style style:name="P4" style:family="paragraph">
      <loext:graphic-properties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81cm" svg:height="4.445cm" svg:x="2.27cm" svg:y="2.905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2.905cm" svg:y="4.175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905cm" svg:height="1.587cm" svg:x="3.222cm" svg:y="5.762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" draw:text-style-name="P2" draw:layer="layout" svg:width="3.81cm" svg:height="4.445cm" svg:x="6.715cm" svg:y="2.905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7.35cm" svg:y="4.175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905cm" svg:height="1.587cm" svg:x="7.667cm" svg:y="5.762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" draw:text-style-name="P2" draw:layer="layout" svg:width="3.81cm" svg:height="4.445cm" svg:x="11.477cm" svg:y="2.905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2.112cm" svg:y="4.175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905cm" svg:height="1.587cm" svg:x="12.429cm" svg:y="5.762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" draw:text-style-name="P2" draw:layer="layout" svg:width="3.81cm" svg:height="4.445cm" svg:x="15.922cm" svg:y="2.905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6.557cm" svg:y="4.175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905cm" svg:height="1.587cm" svg:x="16.874cm" svg:y="5.762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22:52:34.753010466</meta:creation-date>
    <dc:date>2021-01-24T23:54:11.703592757</dc:date>
    <meta:editing-duration>PT1H1M37S</meta:editing-duration>
    <meta:editing-cycles>2</meta:editing-cycles>
    <meta:generator>LibreOffice/7.0.3.1$Linux_X86_64 LibreOffice_project/00$Build-1</meta:generator>
    <meta:document-statistic meta:object-count="16"/>
  </office:meta>
</office:document-meta>
</file>